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15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2">
      <style:text-properties fo:font-size="12pt" style:font-size-asian="12pt" style:font-size-complex="12pt"/>
    </style:style>
    <style:style style:name="ce4" style:family="table-cell" style:parent-style-name="Default" style:data-style-name="N2">
      <style:text-properties fo:font-size="12pt" style:font-size-asian="12pt" style:font-size-complex="12pt"/>
      <style:map style:condition="cell-content()&lt;5" style:apply-style-name="Warning" style:base-cell-address="Qualificacions.J2"/>
    </style:style>
  </office:automatic-styles>
  <office:body>
    <office:spreadsheet>
      <table:table table:name="Qualificacio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3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Tasca:T01_Act_1_Servidor_Archivos (Real)</text:p>
          </table:table-cell>
          <table:table-cell table:style-name="ce1" office:value-type="string" calcext:value-type="string">
            <text:p>Tasca:T01_Act_2_Administrar_Oficina (Real)</text:p>
          </table:table-cell>
          <table:table-cell table:style-name="ce1" office:value-type="string" calcext:value-type="string">
            <text:p>Tasca:T02_Act_1_Instalación_Dual (Real)</text:p>
          </table:table-cell>
          <table:table-cell table:style-name="ce1" office:value-type="string" calcext:value-type="string">
            <text:p>Tasca:T03_Act_1_Virtualizacion (Real)</text:p>
          </table:table-cell>
          <table:table-cell table:style-name="ce1" office:value-type="string" calcext:value-type="string">
            <text:p>Qüestionari:Examen RA1 (Real)</text:p>
          </table:table-cell>
          <table:table-cell table:style-name="ce1" office:value-type="string" calcext:value-type="string">
            <text:p>Qüestionari:Examen RA2 (Real)</text:p>
          </table:table-cell>
          <table:table-cell table:style-name="ce1" office:value-type="string" calcext:value-type="string">
            <text:p>Qüestionari:Examen RA5 (Real)</text:p>
          </table:table-cell>
          <table:table-cell office:value-type="string" calcext:value-type="string">
            <text:p>Examen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ERAY</text:p>
          </table:table-cell>
          <table:table-cell office:value-type="string" calcext:value-type="string">
            <text:p>BERMUDEZ FALCON</text:p>
          </table:table-cell>
          <table:table-cell table:number-columns-repeated="7" office:value-type="string" calcext:value-type="string">
            <text:p>-</text:p>
          </table:table-cell>
          <table:table-cell table:style-name="ce4" table:formula="of:=SUM([.G2:.I2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LADYSLAV</text:p>
          </table:table-cell>
          <table:table-cell office:value-type="string" calcext:value-type="string">
            <text:p>BOIK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-</text:p>
          </table:table-cell>
          <table:table-cell table:style-name="ce4" table:formula="of:=SUM([.G3:.I3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MILI</text:p>
          </table:table-cell>
          <table:table-cell office:value-type="string" calcext:value-type="string">
            <text:p>CALVO PUIG</text:p>
          </table:table-cell>
          <table:table-cell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8.25" calcext:value-type="float">
            <text:p>8,25</text:p>
          </table:table-cell>
          <table:table-cell office:value-type="float" office:value="7.5" calcext:value-type="float">
            <text:p>7,5</text:p>
          </table:table-cell>
          <table:table-cell table:style-name="ce4" table:formula="of:=SUM([.G4:.I4])/3" office:value-type="float" office:value="6.43" calcext:value-type="float">
            <text:p>6,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ANCISCO</text:p>
          </table:table-cell>
          <table:table-cell office:value-type="string" calcext:value-type="string">
            <text:p>CARIATI LEM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table:style-name="ce4" table:formula="of:=SUM([.G5:.I5])/3" office:value-type="float" office:value="4.94333333333333" calcext:value-type="float">
            <text:p>4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LOMER SÁNCHEZ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 table:style-name="ce4" table:formula="of:=SUM([.G6:.I6])/3" office:value-type="float" office:value="7.72333333333333" calcext:value-type="float">
            <text:p>7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ÉCTOR</text:p>
          </table:table-cell>
          <table:table-cell office:value-type="string" calcext:value-type="string">
            <text:p>CORTIJO HERMU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92" calcext:value-type="float">
            <text:p>7,92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table:style-name="ce4" table:formula="of:=SUM([.G7:.I7])/3" office:value-type="float" office:value="8.14" calcext:value-type="float">
            <text:p>8,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FERNÁNDEZ FENOLLERA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6.75" calcext:value-type="float">
            <text:p>6,75</text:p>
          </table:table-cell>
          <table:table-cell office:value-type="float" office:value="6.5" calcext:value-type="float">
            <text:p>6,5</text:p>
          </table:table-cell>
          <table:table-cell table:style-name="ce4" table:formula="of:=SUM([.G8:.I8])/3" office:value-type="float" office:value="6.64" calcext:value-type="float">
            <text:p>6,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ANCISCO NAIM</text:p>
          </table:table-cell>
          <table:table-cell office:value-type="string" calcext:value-type="string">
            <text:p>FRIAS BONADIES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.58" calcext:value-type="float">
            <text:p>4,58</text:p>
          </table:table-cell>
          <table:table-cell office:value-type="float" office:value="5.75" calcext:value-type="float">
            <text:p>5,75</text:p>
          </table:table-cell>
          <table:table-cell office:value-type="float" office:value="4" calcext:value-type="float">
            <text:p>4</text:p>
          </table:table-cell>
          <table:table-cell table:style-name="ce4" table:formula="of:=SUM([.G9:.I9])/3" office:value-type="float" office:value="4.77666666666667" calcext:value-type="float">
            <text:p>4,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ARÓN</text:p>
          </table:table-cell>
          <table:table-cell office:value-type="string" calcext:value-type="string">
            <text:p>GARCÍA CORTÉS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21" calcext:value-type="float">
            <text:p>5,21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table:style-name="ce4" table:formula="of:=SUM([.G10:.I10])/3" office:value-type="float" office:value="5.40333333333333" calcext:value-type="float">
            <text:p>5,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TÍN</text:p>
          </table:table-cell>
          <table:table-cell office:value-type="string" calcext:value-type="string">
            <text:p>GARCÍA GONZÁLEZ</text:p>
          </table:table-cell>
          <table:table-cell table:number-columns-repeated="7" office:value-type="string" calcext:value-type="string">
            <text:p>-</text:p>
          </table:table-cell>
          <table:table-cell table:style-name="ce4" table:formula="of:=SUM([.G11:.I11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I</text:p>
          </table:table-cell>
          <table:table-cell office:value-type="string" calcext:value-type="string">
            <text:p>HASSAN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-</text:p>
          </table:table-cell>
          <table:table-cell office:value-type="float" office:value="2.71" calcext:value-type="float">
            <text:p>2,71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G12:.I12])/3" office:value-type="float" office:value="4.90333333333333" calcext:value-type="float">
            <text:p>4,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RIQUE</text:p>
          </table:table-cell>
          <table:table-cell office:value-type="string" calcext:value-type="string">
            <text:p>HERRERO DELGAD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-</text:p>
          </table:table-cell>
          <table:table-cell office:value-type="float" office:value="4.58" calcext:value-type="float">
            <text:p>4,58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G13:.I13])/3" office:value-type="float" office:value="5.52666666666667" calcext:value-type="float">
            <text:p>5,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ERY</text:p>
          </table:table-cell>
          <table:table-cell office:value-type="string" calcext:value-type="string">
            <text:p>KOSHELEV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6.46" calcext:value-type="float">
            <text:p>6,46</text:p>
          </table:table-cell>
          <table:table-cell office:value-type="float" office:value="5.5" calcext:value-type="float">
            <text:p>5,5</text:p>
          </table:table-cell>
          <table:table-cell office:value-type="float" office:value="9" calcext:value-type="float">
            <text:p>9</text:p>
          </table:table-cell>
          <table:table-cell table:style-name="ce4" table:formula="of:=SUM([.G14:.I14])/3" office:value-type="float" office:value="6.98666666666667" calcext:value-type="float">
            <text:p>6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BRIEL ALEJANDRO</text:p>
          </table:table-cell>
          <table:table-cell office:value-type="string" calcext:value-type="string">
            <text:p>MÁRQUEZ LÓPEZ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.75" calcext:value-type="float">
            <text:p>3,75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G15:.I15])/3" office:value-type="float" office:value="5.25" calcext:value-type="float">
            <text:p>5,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IER</text:p>
          </table:table-cell>
          <table:table-cell office:value-type="string" calcext:value-type="string">
            <text:p>MENDEZ ROS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-</text:p>
          </table:table-cell>
          <table:table-cell office:value-type="float" office:value="3.13" calcext:value-type="float">
            <text:p>3,13</text:p>
          </table:table-cell>
          <table:table-cell office:value-type="float" office:value="3" calcext:value-type="float">
            <text:p>3</text:p>
          </table:table-cell>
          <table:table-cell office:value-type="float" office:value="5.75" calcext:value-type="float">
            <text:p>5,75</text:p>
          </table:table-cell>
          <table:table-cell table:style-name="ce4" table:formula="of:=SUM([.G16:.I16])/3" office:value-type="float" office:value="3.96" calcext:value-type="float">
            <text:p>3,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NAVARRO VIVÓ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table:style-name="ce4" table:formula="of:=SUM([.G17:.I17])/3" office:value-type="float" office:value="9.83333333333333" calcext:value-type="float">
            <text:p>9,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IO</text:p>
          </table:table-cell>
          <table:table-cell office:value-type="string" calcext:value-type="string">
            <text:p>NOVILLO ORTEG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table:style-name="ce4" table:formula="of:=SUM([.G18:.I18])/3" office:value-type="float" office:value="5.91666666666667" calcext:value-type="float">
            <text:p>5,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NUÑO GÓMEZ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office:value-type="float" office:value="8.25" calcext:value-type="float">
            <text:p>8,25</text:p>
          </table:table-cell>
          <table:table-cell table:style-name="ce4" table:formula="of:=SUM([.G19:.I19])/3" office:value-type="float" office:value="9" calcext:value-type="float">
            <text:p>9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NIEL MICHAEL</text:p>
          </table:table-cell>
          <table:table-cell office:value-type="string" calcext:value-type="string">
            <text:p>PÉREZ FERNÁNDEZ</text:p>
          </table:table-cell>
          <table:table-cell table:number-columns-repeated="3" office:value-type="float" office:value="8.5" calcext:value-type="float">
            <text:p>8,5</text:p>
          </table:table-cell>
          <table:table-cell table:number-columns-repeated="4" office:value-type="string" calcext:value-type="string">
            <text:p>-</text:p>
          </table:table-cell>
          <table:table-cell table:style-name="ce4" table:formula="of:=SUM([.G20:.I20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VAN</text:p>
          </table:table-cell>
          <table:table-cell office:value-type="string" calcext:value-type="string">
            <text:p>PORTA NAVA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.79" calcext:value-type="float">
            <text:p>4,79</text:p>
          </table:table-cell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table:style-name="ce4" table:formula="of:=SUM([.G21:.I21])/3" office:value-type="float" office:value="5.59666666666667" calcext:value-type="float">
            <text:p>5,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SAGREDO AMBRON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3.75" calcext:value-type="float">
            <text:p>3,75</text:p>
          </table:table-cell>
          <table:table-cell office:value-type="float" office:value="5.5" calcext:value-type="float">
            <text:p>5,5</text:p>
          </table:table-cell>
          <table:table-cell table:style-name="ce4" table:formula="of:=SUM([.G22:.I22])/3" office:value-type="float" office:value="4.19333333333333" calcext:value-type="float">
            <text:p>4,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KER</text:p>
          </table:table-cell>
          <table:table-cell office:value-type="string" calcext:value-type="string">
            <text:p>SÁNCHEZ IBORRA</text:p>
          </table:table-cell>
          <table:table-cell table:number-columns-repeated="7" office:value-type="string" calcext:value-type="string">
            <text:p>-</text:p>
          </table:table-cell>
          <table:table-cell table:style-name="ce4" table:formula="of:=SUM([.G23:.I23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ÓSCAR</text:p>
          </table:table-cell>
          <table:table-cell office:value-type="string" calcext:value-type="string">
            <text:p>SERRANO ROMER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table:number-columns-repeated="4" office:value-type="string" calcext:value-type="string">
            <text:p>-</text:p>
          </table:table-cell>
          <table:table-cell table:style-name="ce4" table:formula="of:=SUM([.G24:.I24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SIMEONOV VÁZQUEZ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7.25" calcext:value-type="float">
            <text:p>7,25</text:p>
          </table:table-cell>
          <table:table-cell office:value-type="string" calcext:value-type="string">
            <text:p>-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SUM([.G25:.I25])/3" office:value-type="float" office:value="7.21" calcext:value-type="float">
            <text:p>7,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TERRÁDEZ TURÉGANO</text:p>
          </table:table-cell>
          <table:table-cell table:number-columns-repeated="7" office:value-type="string" calcext:value-type="string">
            <text:p>-</text:p>
          </table:table-cell>
          <table:table-cell table:style-name="ce4"/>
          <table:table-cell table:number-columns-repeated="1012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Qualificacions.J2:Qualificacions.J26">
            <calcext:condition calcext:apply-style-name="Warning" calcext:value="&lt;5" calcext:base-cell-address="Qualificacions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GARCIA BONIFAZ</meta:initial-creator>
    <meta:creation-date>2025-11-06T12:37:42</meta:creation-date>
    <dc:date>2025-11-06T12:46:04.698565555</dc:date>
    <meta:editing-duration>PT6M22S</meta:editing-duration>
    <meta:editing-cycles>2</meta:editing-cycles>
    <meta:document-statistic meta:table-count="1" meta:cell-count="259" meta:object-count="0"/>
  </office:meta>
</office:document-meta>
</file>